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Times-Bold" svg:font-family="Times-Bold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atha" svg:font-family="Latha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4.002cm" fo:margin-left="0.501cm" fo:margin-top="0cm" fo:margin-bottom="0cm" table:align="left" style:writing-mode="lr-tb"/>
    </style:style>
    <style:style style:name="Table1.A" style:family="table-column">
      <style:table-column-properties style:column-width="6.886cm"/>
    </style:style>
    <style:style style:name="Table1.B" style:family="table-column">
      <style:table-column-properties style:column-width="7.114cm"/>
    </style:style>
    <style:style style:name="Table1.1" style:family="table-row">
      <style:table-row-properties style:min-row-height="0.679cm" fo:keep-together="auto"/>
    </style:style>
    <style:style style:name="Table1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text-properties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weight-complex="bold"/>
    </style:style>
    <style:style style:name="P7" style:family="paragraph" style:parent-style-name="Standard">
      <style:text-properties officeooo:paragraph-rsid="001db491"/>
    </style:style>
    <style:style style:name="P8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9" style:family="paragraph" style:parent-style-name="Standard" style:master-page-name="Standard">
      <style:paragraph-properties fo:text-align="center" style:justify-single-word="false" style:page-number="auto"/>
    </style:style>
    <style:style style:name="P10" style:family="paragraph" style:parent-style-name="List_20_Paragraph" style:list-style-name="WWNum1"/>
    <style:style style:name="P11" style:family="paragraph" style:parent-style-name="List_20_Paragraph" style:list-style-name="WWNum11">
      <style:paragraph-properties fo:text-align="justify" style:justify-single-word="false"/>
    </style:style>
    <style:style style:name="P12" style:family="paragraph" style:parent-style-name="List_20_Paragraph">
      <style:text-properties officeooo:paragraph-rsid="001b9c84"/>
    </style:style>
    <style:style style:name="P13" style:family="paragraph" style:parent-style-name="Normal_20__28_Web_29_">
      <style:paragraph-properties fo:line-height="150%"/>
    </style:style>
    <style:style style:name="P14" style:family="paragraph" style:parent-style-name="Normal_20__28_Web_29_">
      <style:paragraph-properties fo:line-height="150%" fo:text-align="end" style:justify-single-word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db491" style:font-weight-asian="bold"/>
    </style:style>
    <style:style style:name="T4" style:family="text">
      <style:text-properties fo:color="#000000" fo:font-weight="bold" style:font-name-asian="Calibri1" style:font-weight-asian="bold" style:font-weight-complex="bold"/>
    </style:style>
    <style:style style:name="T5" style:family="text">
      <style:text-properties style:font-name="Times New Roman"/>
    </style:style>
    <style:style style:name="T6" style:family="text">
      <style:text-properties fo:font-size="11pt" fo:language="en" fo:country="US" fo:font-weight="bold" style:font-size-asian="11pt" style:font-weight-asian="bold" style:font-size-complex="11pt" style:font-weight-complex="bold"/>
    </style:style>
    <style:style style:name="T7" style:family="text">
      <style:text-properties fo:font-size="11pt" fo:language="en" fo:country="US" style:font-size-asian="11pt" style:font-size-complex="11pt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10" style:family="text">
      <style:text-properties style:font-weight-complex="bold"/>
    </style:style>
    <style:style style:name="T11" style:family="text">
      <style:text-properties officeooo:rsid="001b9c84" style:font-weight-complex="bold"/>
    </style:style>
    <style:style style:name="T12" style:family="text">
      <style:text-properties officeooo:rsid="001b9c8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2">SSN College of Engineering, Kalavakkam</text:span></text:p>
      <text:p text:style-name="P1"><text:span text:style-name="T2">Department of Computer Science and Engineering</text:span></text:p>
      <text:p text:style-name="P1"><text:span text:style-name="T2">III Semester - CSE</text:span><text:span text:style-name="T4"> </text:span></text:p>
      <text:h text:style-name="Heading_20_1" text:outline-level="1"><text:span text:style-name="T5">UCS 1312 Data Structures Lab Laboratory</text:span></text:h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3"><text:span text:style-name="T6">Academic Year: 2021-2022 <text:s/></text:span></text:p>
          </table:table-cell>
          <table:table-cell table:style-name="Table1.A1" office:value-type="string">
            <text:p text:style-name="P14"><text:span text:style-name="T6">Batch: 2020-2024</text:span></text:p>
          </table:table-cell>
        </table:table-row>
        <table:table-row table:style-name="Table1.1">
          <table:table-cell table:style-name="Table1.A1" table:number-columns-spanned="2" office:value-type="string">
            <text:p text:style-name="P14"><text:span text:style-name="T6">Date of Assignment: 04.12.2021</text:span></text:p>
          </table:table-cell>
          <table:covered-table-cell/>
        </table:table-row>
      </table:table>
      <text:p text:style-name="P2"/>
      <text:p text:style-name="Standard"><text:span text:style-name="T2">Exercise 11</text:span><text:span text:style-name="T1">: Searching and its Applications</text:span></text:p>
      <text:p text:style-name="P7"><text:span text:style-name="T1"><text:s text:c="112"/>[</text:span><text:span text:style-name="T3">CO4</text:span><text:span text:style-name="T1">, </text:span><text:bookmark text:name="_GoBack"/><text:span text:style-name="T1">K3]</text:span></text:p>
      <text:p text:style-name="P3"/>
      <text:p text:style-name="P4">The numberADT contains an array of integers and its size</text:p>
      <text:p text:style-name="Standard"/>
      <text:list xml:id="list8001690295031045224" text:style-name="WWNum1">
        <text:list-item>
          <text:p text:style-name="P10">void init(numbertADT *N) <text:tab/>– To initialize the size of the array <text:s text:c="62"/></text:p>
        </text:list-item>
        <text:list-item>
          <text:p text:style-name="P10">void insertElements (numberADT *N, int x[10])– To copy the elements from x to the </text:p>
        </text:list-item>
      </text:list>
      <text:p text:style-name="List_20_Paragraph"><text:s text:c="80"/>array in numberADT</text:p>
      <text:list xml:id="list110645057095164" text:continue-numbering="true" text:style-name="WWNum1">
        <text:list-item>
          <text:p text:style-name="P10"><text:span text:style-name="T12">int</text:span> lsearchElement(numberADT *N, int key) – Searching an element in the array </text:p>
        </text:list-item>
      </text:list>
      <text:p text:style-name="P12"><text:s text:c="75"/>using linear search, <text:span text:style-name="T12">returns index if</text:span></text:p>
      <text:p text:style-name="P12"><text:span text:style-name="T12"><text:s text:c="75"/>found, otherwise -1</text:span> <text:s text:c="12"/></text:p>
      <text:list xml:id="list110644967597506" text:continue-numbering="true" text:style-name="WWNum1">
        <text:list-item>
          <text:p text:style-name="P10"><text:span text:style-name="T12">int</text:span> bsearchElement(numberADT *N, int key) – Searching an element in the array </text:p>
        </text:list-item>
      </text:list>
      <text:p text:style-name="P12"><text:s text:c="76"/>using binary search, <text:span text:style-name="T12">returns index if</text:span></text:p>
      <text:p text:style-name="P12"><text:span text:style-name="T12"><text:s text:c="76"/>found, otherwise -1</text:span> <text:s text:c="71"/></text:p>
      <text:list xml:id="list110646155083631" text:continue-numbering="true" text:style-name="WWNum1">
        <text:list-item>
          <text:p text:style-name="P10">void display(numberADT *N) – Display the elements in the array</text:p>
        </text:list-item>
      </text:list>
      <text:p text:style-name="P6"/>
      <text:p text:style-name="P4"><text:span text:style-name="T10">1. Demonstrate the numberADT with the following testcase</text:span></text:p>
      <text:p text:style-name="P4"><text:span text:style-name="T10"><text:s/>Given a set of distinct and non-distinct elements, find the occurrence or non-occurrence of a given element using linear and binary search for the following:</text:span></text:p>
      <text:p text:style-name="P8"><text:span text:style-name="T10">A = {4,7,3,2,1,9,8,7,3,4}</text:span></text:p>
      <text:p text:style-name="P6"/>
      <text:p text:style-name="P5"/>
      <text:p text:style-name="P4"><text:span text:style-name="T10">2. Write an application to utilize traversals to do the following:</text:span></text:p>
      <text:p text:style-name="P6"/>
      <text:list xml:id="list3727443885397103329" text:style-name="WWNum11">
        <text:list-item>
          <text:p text:style-name="P11"><text:span text:style-name="T10">Find the position of second occurrence of a given element </text:span><text:span text:style-name="T11">(Modify the binary search)</text:span></text:p>
        </text:list-item>
        <text:list-item>
          <text:p text:style-name="P11"><text:span text:style-name="T10">Find the frequency of the given element</text:span></text:p>
        </text:list-item>
        <text:list-item>
          <text:p text:style-name="P11"><text:span text:style-name="T10">Find whether the two list of distinct elements are same</text:span></text:p>
        </text:list-item>
        <text:list-item>
          <text:p text:style-name="P11"><text:span text:style-name="T10">Retrieve the pair of elements from the list whose difference is some n</text:span></text:p>
        </text:list-item>
      </text:list>
      <text:p text:style-name="List_20_Paragraph"/>
      <text:p text:style-name="Standard">Test the application with the following</text:p>
      <text:p text:style-name="Standard">(a)</text:p>
      <text:p text:style-name="Standard">Input: </text:p>
      <text:p text:style-name="P8"><text:span text:style-name="T10">A = {4,7,3,2,1,9,8,7,3,4}</text:span></text:p>
      <text:p text:style-name="P8"><text:span text:style-name="T10">Element: 7</text:span></text:p>
      <text:p text:style-name="Standard">Output:</text:p>
      <text:p text:style-name="Standard"><text:s text:c="12"/>8 <text:s text:c="11"/></text:p>
      <text:p text:style-name="Standard">(b)</text:p>
      <text:p text:style-name="Standard">Input: </text:p>
      <text:p text:style-name="P8"><text:soft-page-break/><text:span text:style-name="T10">A = {4,7,3,2,1,9,8,7,3,4}</text:span></text:p>
      <text:p text:style-name="P8"><text:span text:style-name="T10">Element: 7</text:span></text:p>
      <text:p text:style-name="Standard">Output:</text:p>
      <text:p text:style-name="Standard"><text:s text:c="12"/>2</text:p>
      <text:p text:style-name="Standard"><text:span text:style-name="T10">Input: </text:span></text:p>
      <text:p text:style-name="P8"><text:span text:style-name="T10">A = {4,7,3,2,1,9,8}</text:span></text:p>
      <text:p text:style-name="P8"><text:span text:style-name="T10">B = {1,9,8,2,4,3,7}</text:span></text:p>
      <text:p text:style-name="Standard"><text:span text:style-name="T10">Output:</text:span></text:p>
      <text:p text:style-name="Standard"><text:span text:style-name="T10"><text:s text:c="12"/>Same</text:span></text:p>
      <text:p text:style-name="Standard"><text:span text:style-name="T10">Input: </text:span></text:p>
      <text:p text:style-name="P8"><text:span text:style-name="T10">A = {5,20,3,2,50,8}</text:span></text:p>
      <text:p text:style-name="P8"><text:span text:style-name="T10">Difference: 18</text:span></text:p>
      <text:p text:style-name="Standard"><text:span text:style-name="T10">Output:</text:span></text:p>
      <text:p text:style-name="Standard"><text:span text:style-name="T10"><text:s text:c="12"/>Pair</text:span></text:p>
      <text:p text:style-name="Standard"><text:span text:style-name="T10"><text:s text:c="17"/>2, 20 </text:span></text:p>
      <text:p text:style-name="P5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Times-Bold" svg:font-family="Times-Bold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atha" svg:font-family="Latha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IN" style:letter-kerning="true" style:font-name-asian="Calibri1" style:font-size-asian="11pt" style:language-asian="en" style:country-asian="US" style:font-name-complex="Lath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2pt" fo:language="en" fo:country="IN" style:letter-kerning="true" style:font-name-asian="Calibri1" style:font-size-asian="11pt" style:language-asian="en" style:country-asian="US" style:font-name-complex="Lath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fo:keep-with-next="always"/>
      <style:text-properties fo:color="#00000a" style:font-name="Times-Bold" fo:font-family="Times-Bold" style:font-family-generic="roman" style:font-pitch="variable"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fo:color="#00000a" fo:language="en" fo:country="IN" style:language-asian="en" style:country-asian="IN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a" style:font-name="Times-Bold" fo:font-family="Times-Bold" style:font-family-generic="roman" style:font-pitch="variable" fo:font-size="12pt" fo:language="en" fo:country="US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ff</meta:initial-creator>
    <meta:editing-cycles>8</meta:editing-cycles>
    <meta:creation-date>2021-12-04T13:11:00</meta:creation-date>
    <dc:date>2021-12-11T11:06:44.533768975</dc:date>
    <meta:editing-duration>PT39M35S</meta:editing-duration>
    <meta:generator>LibreOffice/5.1.6.2$Linux_X86_64 LibreOffice_project/10m0$Build-2</meta:generator>
    <meta:document-statistic meta:table-count="1" meta:image-count="0" meta:object-count="0" meta:page-count="2" meta:paragraph-count="52" meta:word-count="267" meta:character-count="2358" meta:non-whitespace-character-count="141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